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Preformatted_20_Text" style:list-style-name="L1">
      <style:paragraph-properties fo:margin-top="0cm" fo:margin-bottom="0.499cm" style:contextual-spacing="false" fo:padding="0.049cm" fo:border="0.06pt solid #d9d9e3"/>
    </style:style>
    <style:style style:name="P2" style:family="paragraph" style:parent-style-name="Preformatted_20_Text" style:list-style-name="L1">
      <style:paragraph-properties fo:padding="0.049cm" fo:border="0.06pt solid #d9d9e3"/>
    </style:style>
    <style:style style:name="P3" style:family="paragraph" style:parent-style-name="Preformatted_20_Text" style:list-style-name="L1">
      <style:paragraph-properties fo:padding="0.049cm" fo:border="0.06pt solid #d9d9e3"/>
      <style:text-properties loext:padding="0.049cm" loext:border="0.06pt solid #d9d9e3"/>
    </style:style>
    <style:style style:name="P4" style:family="paragraph" style:parent-style-name="Text_20_body">
      <style:paragraph-properties fo:padding="0.049cm" fo:border="0.06pt solid #d9d9e3"/>
    </style:style>
    <style:style style:name="P5" style:family="paragraph" style:parent-style-name="Text_20_body" style:list-style-name="L1">
      <style:paragraph-properties fo:padding="0.049cm" fo:border="0.06pt solid #d9d9e3"/>
    </style:style>
    <style:style style:name="T1" style:family="text">
      <style:text-properties loext:padding="0.049cm" loext:border="0.06pt solid #d9d9e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konfigurowanie Dovecot do przechowywania informacji o domenach, aliasach i innych ustawieniach w bazie danych oraz integracja z autoryzacją przez LDAP wymaga dokładnej konfiguracji w pliku <text:span text:style-name="Source_20_Text"><text:span text:style-name="T1">dovecot.conf</text:span></text:span> oraz ewentualnie przygotowania odpowiednich schematów bazy danych i innych elementów infrastruktury. Poniżej przedstawiam ogólny przewodnik, jak to zrobić:</text:p>
      <text:list text:style-name="L1">
        <text:list-item>
          <text:p text:style-name="P5"><text:span text:style-name="Strong_20_Emphasis"><text:span text:style-name="T1">Przechowywanie informacji w bazie danych</text:span></text:span>:</text:p>
          <text:p text:style-name="P5">a. Zdefiniuj odpowiednią strukturę bazy danych, która będzie zawierać informacje o domenach, aliasach i innych ustawieniach.</text:p>
          <text:p text:style-name="P5">b. Skonfiguruj moduł <text:span text:style-name="Source_20_Text"><text:span text:style-name="T1">userdb</text:span></text:span> w pliku <text:span text:style-name="Source_20_Text"><text:span text:style-name="T1">dovecot.conf</text:span></text:span>:</text:p>
          <text:p text:style-name="P3">confCopy code</text:p>
          <text:p text:style-name="P2"><text:span text:style-name="Source_20_Text"><text:span text:style-name="T1">userdb {</text:span></text:span></text:p>
          <text:p text:style-name="P2"><text:span text:style-name="Source_20_Text"><text:span text:style-name="T1"><text:s text:c="4"/>driver = sql</text:span></text:span></text:p>
          <text:p text:style-name="P2"><text:span text:style-name="Source_20_Text"><text:span text:style-name="T1"><text:s text:c="4"/>args = /etc/dovecot/dovecot-sql.conf</text:span></text:span></text:p>
          <text:p text:style-name="P1"><text:span text:style-name="Source_20_Text"><text:span text:style-name="T1">}</text:span></text:span></text:p>
          <text:p text:style-name="P5">c. W pliku <text:span text:style-name="Source_20_Text"><text:span text:style-name="T1">dovecot-sql.conf</text:span></text:span> określ parametry połączenia do bazy danych oraz zapytania SQL do pobierania informacji. Przykładowe zapytanie może wyglądać tak:</text:p>
          <text:p text:style-name="P3">confCopy code</text:p>
          <text:p text:style-name="P2"><text:span text:style-name="Source_20_Text"><text:span text:style-name="T1">driver = mysql</text:span></text:span></text:p>
          <text:p text:style-name="P2"><text:span text:style-name="Source_20_Text"><text:span text:style-name="T1">connect = host=localhost dbname=maildb user=mailuser password=mailpassword</text:span></text:span></text:p>
          <text:p text:style-name="P2"><text:span text:style-name="Source_20_Text"><text:span text:style-name="T1">default_pass_scheme = SHA512-CRYPT</text:span></text:span></text:p>
          <text:p text:style-name="P2"/>
          <text:p text:style-name="P1"><text:span text:style-name="Source_20_Text"><text:span text:style-name="T1">user_query = SELECT home, uid, gid FROM users WHERE username = '%n'</text:span></text:span></text:p>
          <text:p text:style-name="P5">To tylko przykład. Konkretna konfiguracja będzie zależała od używanego systemu zarządzania bazą danych i schematu.</text:p>
        </text:list-item>
        <text:list-item>
          <text:p text:style-name="P5"><text:span text:style-name="Strong_20_Emphasis"><text:span text:style-name="T1">Integracja z autoryzacją LDAP</text:span></text:span>:</text:p>
          <text:p text:style-name="P5">a. Skonfiguruj moduł <text:span text:style-name="Source_20_Text"><text:span text:style-name="T1">auth</text:span></text:span> w pliku <text:span text:style-name="Source_20_Text"><text:span text:style-name="T1">dovecot.conf</text:span></text:span> w celu uwierzytelniania poprzez LDAP:</text:p>
          <text:p text:style-name="P3">confCopy code</text:p>
          <text:p text:style-name="P2"><text:span text:style-name="Source_20_Text"><text:span text:style-name="T1">auth {</text:span></text:span></text:p>
          <text:p text:style-name="P2"><text:span text:style-name="Source_20_Text"><text:span text:style-name="T1"><text:s text:c="4"/>mechanisms = plain login</text:span></text:span></text:p>
          <text:p text:style-name="P2"><text:span text:style-name="Source_20_Text"><text:span text:style-name="T1"><text:s text:c="4"/>passdb sql {</text:span></text:span></text:p>
          <text:p text:style-name="P2"><text:span text:style-name="Source_20_Text"><text:span text:style-name="T1"><text:s text:c="8"/>args = /etc/dovecot/dovecot-sql.conf</text:span></text:span></text:p>
          <text:p text:style-name="P2"><text:span text:style-name="Source_20_Text"><text:span text:style-name="T1"><text:s text:c="4"/>}</text:span></text:span></text:p>
          <text:p text:style-name="P2"><text:span text:style-name="Source_20_Text"><text:span text:style-name="T1"><text:s text:c="4"/>passdb ldap {</text:span></text:span></text:p>
          <text:p text:style-name="P2"><text:span text:style-name="Source_20_Text"><text:span text:style-name="T1"><text:s text:c="8"/>args = /etc/dovecot/dovecot-ldap.conf</text:span></text:span></text:p>
          <text:p text:style-name="P2"><text:span text:style-name="Source_20_Text"><text:span text:style-name="T1"><text:s text:c="4"/>}</text:span></text:span></text:p>
          <text:p text:style-name="P1"><text:soft-page-break/><text:span text:style-name="Source_20_Text"><text:span text:style-name="T1">}</text:span></text:span></text:p>
          <text:p text:style-name="P5">b. W pliku <text:span text:style-name="Source_20_Text"><text:span text:style-name="T1">dovecot-ldap.conf</text:span></text:span> podaj parametry połączenia do serwera LDAP oraz konfigurację uwierzytelniania LDAP.</text:p>
        </text:list-item>
        <text:list-item>
          <text:p text:style-name="P5"><text:span text:style-name="Strong_20_Emphasis"><text:span text:style-name="T1">Pobieranie informacji o domenach i aliasach</text:span></text:span>:</text:p>
          <text:p text:style-name="P5">a. W bazie danych, do której skonfigurowałeś <text:span text:style-name="Source_20_Text"><text:span text:style-name="T1">userdb</text:span></text:span>, utwórz tabele lub obszary, w których będą przechowywane informacje o domenach, aliasach itp.</text:p>
          <text:p text:style-name="P5">b. W <text:span text:style-name="Source_20_Text"><text:span text:style-name="T1">user_query</text:span></text:span> w pliku <text:span text:style-name="Source_20_Text"><text:span text:style-name="T1">dovecot-sql.conf</text:span></text:span>, zdefiniuj odpowiednie zapytanie SQL, aby pobierać informacje o domenach, aliasach itp. dla danego użytkownika.</text:p>
        </text:list-item>
        <text:list-item>
          <text:p text:style-name="P5"><text:span text:style-name="Strong_20_Emphasis"><text:span text:style-name="T1">Integracja LDAP i bazy danych</text:span></text:span>:</text:p>
          <text:p text:style-name="P5">a. Możesz wykorzystać mechanizmy Dovecot'a, takie jak <text:span text:style-name="Source_20_Text"><text:span text:style-name="T1">passdb prefetch</text:span></text:span> lub <text:span text:style-name="Source_20_Text"><text:span text:style-name="T1">userdb prefetch</text:span></text:span>, aby łączyć informacje z różnych źródeł. Na przykład, informacje z bazy danych o domenach i aliasach oraz autoryzacja przez LDAP.</text:p>
          <text:p text:style-name="P5">b. Odpowiednio dostosuj zapytania SQL i konfigurację LDAP, aby pobierać odpowiednie informacje i uwzględniać różne źródła.</text:p>
        </text:list-item>
      </text:list>
      <text:p text:style-name="P4">Należy pamiętać, że powyższe przykłady są uproszczone i oparte na założeniu pewnej struktury bazy danych i schematu LDAP. Konkretna konfiguracja będzie zależała od Twoich specyficznych potrzeb, używanych baz danych, serwera LDAP itp. Zawsze zalecam przeczytanie oficjalnej dokumentacji Dovecot i stosowanie się do najlepszych praktyk związanych z bezpieczeństwem i wydajnością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DejaVu Sans" style:font-size-asian="12pt" style:language-asian="none" style:country-asian="none" style:font-name-complex="Noto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l" fo:country="PL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8-12T08:44:56.563655853</dc:date>
    <meta:editing-duration>PT24S</meta:editing-duration>
    <meta:editing-cycles>1</meta:editing-cycles>
    <meta:document-statistic meta:table-count="0" meta:image-count="0" meta:object-count="0" meta:page-count="2" meta:paragraph-count="36" meta:word-count="351" meta:character-count="2625" meta:non-whitespace-character-count="2270"/>
    <meta:generator>LibreOffice/7.4.7.2$Linux_X86_64 LibreOffice_project/40$Build-2</meta:generator>
  </office:meta>
</office:document-meta>
</file>